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rebuchet MS"/>
    </style:style>
    <style:style style:name="P2" style:family="paragraph" style:parent-style-name="Standard">
      <style:paragraph-properties fo:text-align="start" style:justify-single-word="false"/>
      <style:text-properties style:font-name="Trebuchet MS" fo:font-size="14pt" fo:font-weight="bold" style:font-size-asian="14pt" style:font-weight-asian="bold" style:font-size-complex="14pt" style:font-weight-complex="bold"/>
    </style:style>
    <style:style style:name="P3" style:family="paragraph" style:parent-style-name="Standard">
      <style:paragraph-properties fo:text-align="justify" style:justify-single-word="false"/>
      <style:text-properties style:font-name="Trebuchet MS" fo:font-size="14pt"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font-name="Trebuchet MS" fo:font-size="16pt" style:font-size-asian="16pt" style:font-size-complex="16pt"/>
    </style:style>
    <style:style style:name="P5" style:family="paragraph" style:parent-style-name="Standard">
      <style:paragraph-properties fo:text-align="justify" style:justify-single-word="false"/>
      <style:text-properties style:font-name="Trebuchet MS"/>
    </style:style>
    <style:style style:name="P6" style:family="paragraph" style:parent-style-name="Standard">
      <style:paragraph-properties fo:text-align="center" style:justify-single-word="false"/>
      <style:text-properties style:font-name="Trebuchet MS" fo:font-size="14pt" fo:font-weight="bold" style:font-size-asian="14pt" style:font-weight-asian="bold" style:font-size-complex="14pt" style:font-weight-complex="bold"/>
    </style:style>
    <style:style style:name="P7" style:family="paragraph" style:parent-style-name="Standard">
      <style:paragraph-properties fo:text-align="start" style:justify-single-word="false"/>
      <style:text-properties style:font-name="Trebuchet MS" fo:font-size="14pt" fo:font-weight="bold" style:font-size-asian="14pt" style:font-weight-asian="bold" style:font-size-complex="14pt" style:font-weight-complex="bold"/>
    </style:style>
    <style:style style:name="P8" style:family="paragraph" style:parent-style-name="Standard">
      <style:paragraph-properties fo:text-align="start" style:justify-single-word="false"/>
      <style:text-properties style:font-name="Trebuchet MS" fo:font-size="14pt" style:font-size-asian="14pt" style:font-size-complex="14pt"/>
    </style:style>
    <style:style style:name="P9" style:family="paragraph" style:parent-style-name="Standard">
      <style:paragraph-properties fo:text-align="justify" style:justify-single-word="false"/>
      <style:text-properties style:font-name="Trebuchet MS" fo:font-size="14pt" style:font-size-asian="14pt" style:font-size-complex="14pt"/>
    </style:style>
    <style:style style:name="P10" style:family="paragraph" style:parent-style-name="Standard">
      <style:paragraph-properties fo:text-align="justify" style:justify-single-word="false"/>
      <style:text-properties style:font-name="Trebuchet MS" fo:font-size="14pt" fo:font-weight="normal" style:font-size-asian="14pt" style:font-weight-asian="normal" style:font-size-complex="14pt" style:font-weight-complex="normal"/>
    </style:style>
    <style:style style:name="P11" style:family="paragraph" style:parent-style-name="Standard">
      <style:paragraph-properties fo:text-align="justify" style:justify-single-word="false"/>
      <style:text-properties style:font-name="Trebuchet MS" fo:font-size="12pt" fo:font-weight="normal" style:font-size-asian="12pt" style:font-weight-asian="normal" style:font-size-complex="12pt" style:font-weight-complex="normal"/>
    </style:style>
    <style:style style:name="P12" style:family="paragraph" style:parent-style-name="Standard" style:list-style-name="L1">
      <style:paragraph-properties fo:text-align="justify" style:justify-single-word="false"/>
      <style:text-properties style:font-name="Trebuchet MS" fo:font-size="12pt" fo:font-weight="normal" style:font-size-asian="12pt" style:font-weight-asian="normal" style:font-size-complex="12pt" style:font-weight-complex="normal"/>
    </style:style>
    <style:style style:name="P13" style:family="paragraph" style:parent-style-name="Standard" style:list-style-name="L2">
      <style:paragraph-properties fo:text-align="justify" style:justify-single-word="false"/>
      <style:text-properties style:font-name="Trebuchet MS" fo:font-size="12pt" fo:font-weight="normal" style:font-size-asian="12pt" style:font-weight-asian="normal" style:font-size-complex="12pt" style:font-weight-complex="normal"/>
    </style:style>
    <style:style style:name="P14" style:family="paragraph" style:parent-style-name="Standard" style:list-style-name="L3">
      <style:paragraph-properties fo:text-align="justify" style:justify-single-word="false"/>
      <style:text-properties style:font-name="Trebuchet MS" fo:font-size="12pt" fo:font-weight="normal" style:font-size-asian="12pt" style:font-weight-asian="normal" style:font-size-complex="12pt" style:font-weight-complex="normal"/>
    </style:style>
    <style:style style:name="P15" style:family="paragraph" style:parent-style-name="Standard" style:list-style-name="L4">
      <style:paragraph-properties fo:text-align="justify" style:justify-single-word="false"/>
      <style:text-properties style:font-name="Trebuchet MS" fo:font-size="12pt" fo:font-weight="normal" style:font-size-asian="12pt" style:font-weight-asian="normal" style:font-size-complex="12pt" style:font-weight-complex="normal"/>
    </style:style>
    <style:style style:name="P16" style:family="paragraph" style:parent-style-name="Standard" style:list-style-name="L5">
      <style:paragraph-properties fo:text-align="justify" style:justify-single-word="false"/>
      <style:text-properties style:font-name="Trebuchet MS" fo:font-size="12pt" fo:font-weight="normal" style:font-size-asian="12pt" style:font-weight-asian="normal" style:font-size-complex="12pt" style:font-weight-complex="normal"/>
    </style:style>
    <style:style style:name="P17" style:family="paragraph" style:parent-style-name="Standard" style:list-style-name="L6">
      <style:paragraph-properties fo:text-align="justify" style:justify-single-word="false"/>
      <style:text-properties style:font-name="Trebuchet MS" fo:font-size="12pt" fo:font-weight="normal" style:font-size-asian="12pt" style:font-weight-asian="normal" style:font-size-complex="12pt" style:font-weight-complex="normal"/>
    </style:style>
    <style:style style:name="P18" style:family="paragraph" style:parent-style-name="Standard" style:list-style-name="L7">
      <style:paragraph-properties fo:text-align="justify" style:justify-single-word="false"/>
      <style:text-properties style:font-name="Trebuchet MS" fo:font-size="12pt" fo:font-weight="normal" style:font-size-asian="12pt" style:font-weight-asian="normal" style:font-size-complex="12pt" style:font-weight-complex="normal"/>
    </style:style>
    <style:style style:name="P19" style:family="paragraph" style:parent-style-name="Standard" style:list-style-name="L8">
      <style:paragraph-properties fo:text-align="justify" style:justify-single-word="false"/>
      <style:text-properties style:font-name="Trebuchet MS" fo:font-size="12pt" fo:font-weight="normal" style:font-size-asian="12pt" style:font-weight-asian="normal" style:font-size-complex="12pt" style:font-weight-complex="normal"/>
    </style:style>
    <style:style style:name="P20" style:family="paragraph" style:parent-style-name="Standard" style:list-style-name="L9">
      <style:paragraph-properties fo:text-align="justify" style:justify-single-word="false"/>
      <style:text-properties style:font-name="Trebuchet MS" fo:font-size="12pt" fo:font-weight="normal" style:font-size-asian="12pt" style:font-weight-asian="normal" style:font-size-complex="12pt" style:font-weight-complex="normal"/>
    </style:style>
    <style:style style:name="P21" style:family="paragraph" style:parent-style-name="Standard" style:list-style-name="L10">
      <style:paragraph-properties fo:text-align="justify" style:justify-single-word="false"/>
      <style:text-properties style:font-name="Trebuchet MS" fo:font-size="12pt" fo:font-weight="normal"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style:font-name="Trebuchet MS" fo:font-size="12pt" fo:font-weight="normal"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style:font-name="Trebuchet MS" fo:font-size="12pt" fo:font-weight="bold" style:font-size-asian="12pt" style:font-weight-asian="bold" style:font-size-complex="12pt" style:font-weight-complex="bold"/>
    </style:style>
    <style:style style:name="P24" style:family="paragraph" style:parent-style-name="Standard">
      <style:paragraph-properties fo:text-align="start" style:justify-single-word="false"/>
      <style:text-properties style:font-name="Trebuchet MS" fo:font-size="12pt" style:text-underline-style="solid" style:text-underline-width="auto" style:text-underline-color="font-color" fo:font-weight="normal"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style:font-name="Trebuchet MS" fo:font-size="12pt" style:font-size-asian="12pt" style:font-size-complex="12pt"/>
    </style:style>
    <style:style style:name="P26" style:family="paragraph" style:parent-style-name="Standard" style:list-style-name="L3">
      <style:paragraph-properties fo:text-align="justify" style:justify-single-word="false"/>
      <style:text-properties style:font-name="Trebuchet MS"/>
    </style:style>
    <style:style style:name="P27" style:family="paragraph" style:parent-style-name="Standard">
      <style:paragraph-properties fo:text-align="center" style:justify-single-word="false"/>
      <style:text-properties style:font-name="Trebuchet MS"/>
    </style:style>
    <style:style style:name="P28" style:family="paragraph" style:parent-style-name="Standard" style:list-style-name="L4">
      <style:paragraph-properties fo:text-align="justify" style:justify-single-word="false"/>
    </style:style>
    <style:style style:name="P29" style:family="paragraph" style:parent-style-name="Standard" style:list-style-name="L5">
      <style:paragraph-properties fo:text-align="justify" style:justify-single-word="false"/>
    </style:style>
    <style:style style:name="P30" style:family="paragraph" style:parent-style-name="Standard" style:list-style-name="L6">
      <style:paragraph-properties fo:text-align="justify" style:justify-single-word="false"/>
    </style:style>
    <style:style style:name="P31" style:family="paragraph" style:parent-style-name="Standard" style:list-style-name="L7">
      <style:paragraph-properties fo:text-align="justify" style:justify-single-word="false"/>
    </style:style>
    <style:style style:name="P32" style:family="paragraph" style:parent-style-name="Standard" style:list-style-name="L8">
      <style:paragraph-properties fo:text-align="justify" style:justify-single-word="false"/>
    </style:style>
    <style:style style:name="P33" style:family="paragraph" style:parent-style-name="Standard" style:list-style-name="L9">
      <style:paragraph-properties fo:text-align="justify" style:justify-single-word="false"/>
    </style:style>
    <style:style style:name="P34" style:family="paragraph" style:parent-style-name="Standard" style:list-style-name="L10">
      <style:paragraph-properties fo:text-align="justify" style:justify-single-word="false"/>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5" style:family="text">
      <style:text-properties style:font-name="Trebuchet MS" fo:font-size="12pt" fo:font-weight="normal" style:font-size-asian="12pt" style:font-weight-asian="normal" style:font-size-complex="12pt" style:font-weight-complex="normal"/>
    </style:style>
    <style:style style:name="T6" style:family="text">
      <style:text-properties style:text-underline-style="none"/>
    </style:style>
    <style:style style:name="T7" style:family="text">
      <style:text-properties style:text-underline-style="none" fo:font-weight="bold"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style:text-underline-style="solid" style:text-underline-width="auto" style:text-underline-color="font-color" fo:font-weight="normal" style:font-weight-asian="normal" style:font-weight-complex="normal"/>
    </style:style>
    <style:style style:name="T11" style:family="text">
      <style:text-properties fo:font-weight="bold" style:font-weight-asian="bold" style:font-weight-complex="bold"/>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style:text-underline-style="none" fo:font-weight="bold" style:font-size-asian="16pt" style:font-weight-asian="bold" style:font-size-complex="16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jet GeneTex : Document de cadrage</text:p>
      <text:p text:style-name="P1"/>
      <text:p text:style-name="P1"/>
      <text:p text:style-name="P1">Mehdi Bouksara, Théo Merle, Marceau Thalgott</text:p>
      <text:p text:style-name="P1"/>
      <text:p text:style-name="P2"/>
      <text:p text:style-name="P2">Motivations du projet</text:p>
      <text:p text:style-name="P6"/>
      <text:p text:style-name="P5"><text:span text:style-name="T1"><text:tab/></text:span><text:span text:style-name="T2">Quel étudiant n'a jamais rêvé de pouvoir transformer ses notes de cours (ou celles de son voisin !) en véritable document texte ? Pourquoi recopier un cours, quand on peut laisser son ordinateur le faire pour nous ?</text:span></text:p>
      <text:p text:style-name="P11"><text:tab/>Recopier une formule mathématique complexe dans un format numérique peut être fastidieux. Si on pouvait utiliser un logiciel pour reconnaître ce genre d'écritures complexes et les retranscrire pour nous, on gagnerait un temps considérable.</text:p>
      <text:p text:style-name="P11"/>
      <text:p text:style-name="P11"><text:tab/>Ces réflexions nous ont amenés à imaginer un tel logiciel : pouvoir, à partir d'un document sous forme d'image comportant de l'écriture manuscrite, générer un document éditable en traitement de texte. L'état de la recherche actuelle limitant les possibilités, nous avons imaginé ce logiciel comme étant évolutif et permettant son amélioration au fur et à mesure de l'approfondissement des connaissances et des techniques de reconnaissance d'écriture.</text:p>
      <text:p text:style-name="P11"/>
      <text:p text:style-name="P2">Caractéristiques d'un logiciel GeneTex idéal</text:p>
      <text:p text:style-name="P2"/>
      <text:p text:style-name="P3"><text:tab/><text:span text:style-name="T2">Un tel logiciel, dans sa version finale et indépendamment des possibilités actuelles en termes de reconnaissance d'écriture manuscrite, doit être capable de : </text:span></text:p>
      <text:p text:style-name="P11"/>
      <text:list xml:id="list1511604621" text:style-name="L1">
        <text:list-item>
          <text:list>
            <text:list-item>
              <text:p text:style-name="P12">Générer un document texte éditable dans un format donné.</text:p>
            </text:list-item>
            <text:list-item>
              <text:p text:style-name="P12">Retranscrire le contenu écrit dans l'image d'entrée, qu'il s'agisse de texte, de formules scientifiques ou de schémas</text:p>
            </text:list-item>
            <text:list-item>
              <text:p text:style-name="P12">Intégrer la mise en forme de l'image d'entrée dans le document généré (alignements, couleurs...)</text:p>
            </text:list-item>
            <text:list-item>
              <text:p text:style-name="P12">Contrôler la cohérence des données retranscrites (par exemple, à l'aide d'un correcteur orthographique)</text:p>
            </text:list-item>
            <text:list-item>
              <text:p text:style-name="P12">Proposer une correction manuelle à l'utilisateur via une interface graphique</text:p>
            </text:list-item>
            <text:list-item>
              <text:p text:style-name="P12">Donner à l'utilisateur une mesure de la fiabilité du contenu généré</text:p>
            </text:list-item>
          </text:list>
        </text:list-item>
      </text:list>
      <text:p text:style-name="P22"/>
      <text:p text:style-name="P2">Objectifs dans le cadre du projet de spécialité</text:p>
      <text:p text:style-name="P2"/>
      <text:p text:style-name="P11"><text:tab/>Le projet se déroule sur une période de 3 semaines. Nous avons donc défini des objectifs techniques qui composeront la première étapes vers les objectifs idéaux :</text:p>
      <text:list xml:id="list1966712952" text:style-name="L2">
        <text:list-item>
          <text:list>
            <text:list-item>
              <text:p text:style-name="P13">Générer un document texte éditable dans un format de sortie unique.</text:p>
            </text:list-item>
            <text:list-item>
              <text:p text:style-name="P13">Retranscrire un paragraphe de texte écrit dans une image d'entrée au format unique.</text:p>
            </text:list-item>
            <text:list-item>
              <text:p text:style-name="P13">Donner à l'utilisateur une mesure de la fiabilité sur l'ensemble du texte reconnu.</text:p>
            </text:list-item>
            <text:list-item>
              <text:p text:style-name="P13">Fournir une documentation de conception et de validation détaillée, permettant de comprendre le fonctionnement et l'organisation interne du logiciel</text:p>
            </text:list-item>
          </text:list>
        </text:list-item>
      </text:list>
      <text:p text:style-name="P11"><text:soft-page-break/></text:p>
      <text:p text:style-name="P11"><text:tab/>Ces objectifs sont limités dans le cadre du projet du projet de spécialité. Les limitations sont les suivantes : </text:p>
      <text:list xml:id="list1796573765" text:style-name="L3">
        <text:list-item>
          <text:list>
            <text:list-item>
              <text:p text:style-name="P14">Seuls les caractères alphanumériques, les symboles mathématiques non composés et les caractères de ponctuation de base seront reconnus.</text:p>
            </text:list-item>
            <text:list-item>
              <text:p text:style-name="P14">Le logiciel exigera une qualité d'écriture minimale (en terme de lisibilité) pour garantir une retranscription efficace.</text:p>
            </text:list-item>
            <text:list-item>
              <text:p text:style-name="P14">Le logiciel utilisera une méthode de reconnaissance d'écriture fixée.</text:p>
            </text:list-item>
            <text:list-item>
              <text:p text:style-name="P26">Le logiciel acceptera uniquement en entrée les images au format JPEG.</text:p>
            </text:list-item>
            <text:list-item>
              <text:p text:style-name="P26">Le logiciel générera un document au format LaTeX, compilable à l'aide du logiciel pdflatex.</text:p>
            </text:list-item>
            <text:list-item>
              <text:p text:style-name="P26">Le document généré ne prendra pas en compte la mise en forme du texte dans l'image d'origine.</text:p>
            </text:list-item>
            <text:list-item>
              <text:p text:style-name="P26">Le logiciel sera accompagné d'une documentation de conception détaillée et d'une documentation de validation permettant de comprendre son fonctionnement et son organisation interne.</text:p>
            </text:list-item>
            <text:list-item>
              <text:p text:style-name="P26">Le logiciel sera accompagné d'un manuel utilisateur permettant de comprendre son utilisation, ainsi que de la documentation destinée aux éventuels repreneurs du projet (javadoc ...).</text:p>
            </text:list-item>
            <text:list-item>
              <text:p text:style-name="P26">Le logiciel devra faire l'objet d'un soin particulier en ce qui concerne la qualité du code.</text:p>
            </text:list-item>
          </text:list>
        </text:list-item>
      </text:list>
      <text:p text:style-name="P5"/>
      <text:p text:style-name="P8"><text:span text:style-name="T11">Organisation et plannings</text:span></text:p>
      <text:p text:style-name="P2"/>
      <text:p text:style-name="P2"><text:tab/><text:span text:style-name="T2">L'envergure du projet dépassant de loin ce qu'il est possible de réaliser dans le cadre du projet de spécialité, les différentes tâches à réaliser ont été découpées en plusieurs étapes dont voici le détail : </text:span></text:p>
      <text:p text:style-name="P22"/>
      <text:p text:style-name="P24"><text:span text:style-name="T6"><text:tab/></text:span>Etape 1 : Conception détaillée (28/05)</text:p>
      <text:p text:style-name="P24"/>
      <text:p text:style-name="P22"><text:tab/>À l'issue de cette étape, l'architecture du logiciel devra avoir été définie de façon précise et pour l'intégralité des fonctionnalités prévus de la version finale. Aucun code ne sera écrit durant cette étape.</text:p>
      <text:p text:style-name="P22"><text:span text:style-name="T8"/></text:p>
      <text:p text:style-name="P22"><text:span text:style-name="T8">Livrable :</text:span> diagrammes UML, validés par le tuteur.</text:p>
      <text:p text:style-name="P22"/>
      <text:p text:style-name="P22"><text:tab/><text:span text:style-name="T8">Etape 2 : Mise en place du squelette (03/06)</text:span></text:p>
      <text:p text:style-name="P22"/>
      <text:p text:style-name="P22"><text:tab/>L'objectif de cette étape est de développer le squelette du logiciel, en conformité avec la conception réalisée à l'étape précédente ce afin de préparer le développement des fonctionnalités de manière propre : à la fin de cette étape, il devra être possible de générer un exécutable ne faisant rien.</text:p>
      <text:p text:style-name="P22"/>
      <text:p text:style-name="P22"><text:span text:style-name="T8">Livrable :</text:span> arborescence du projet, démonstration de l'exécutable.</text:p>
      <text:p text:style-name="P22"/>
      <text:p text:style-name="P22"><text:tab/><text:span text:style-name="T8">Etape 3 : Reconnaissance d'un bloc de texte tapuscrit (12/06)</text:span></text:p>
      <text:p text:style-name="P22"/>
      <text:p text:style-name="P22"><text:tab/>Le but de cette étape, qui est la première étape de développement conséquente, est le développement du système de reconnaissance minimale d'écriture manuscrite. Le logiciel devra alors être capable de reconnaître de façon basique un paragraphe de texte tapuscrit dans un style non cursif (c'est-à-dire un ensemble de caractères organisés en <text:soft-page-break/>lignes, les caractères étant séparés de façon nette), et de générer un fichier LaTeX contenant le paragraphe reconnu, en donnant à l'utilisateur un indice de fiabilité générale pour le document retranscrit.</text:p>
      <text:p text:style-name="P22"><text:tab/>Ces caractères se limitent aux lettres de l'alphabet latin, aux chiffres, aux symboles mathématiques simples et aux caractères de ponctuation de base. En particulier, les symboles mathématiques complexes et/ou composés ne sont pas reconnus.</text:p>
      <text:p text:style-name="P22"/>
      <text:p text:style-name="P22"><text:span text:style-name="T8">Livrable :</text:span> exécutable, documentations de conception et de validation pour cette étape et manuel utilisateur.</text:p>
      <text:p text:style-name="P22"/>
      <text:p text:style-name="P22"><text:tab/><text:span text:style-name="T8">Etape 4 : Reconnaissance d'un bloc de texte manuscrit (15/06)</text:span></text:p>
      <text:p text:style-name="P24"/>
      <text:p text:style-name="P11"><text:tab/>Cette étape constitue une amélioration du logiciel permettant de reconnaître en plus des paragraphes de texte manuscrit pouvant être écrit dans un style cursif (attaché), qui a fait l'objet d'un soin particulier lors de son écriture. L'ensemble des caractères pouvant être reconnus reste inchangé. </text:p>
      <text:p text:style-name="P11"/>
      <text:p text:style-name="P11"><text:span text:style-name="T8">Livrable :</text:span> exécutable, documentations de conception et de validation mises à jour, manuel utilisateur mis à jour, bases de données d'apprentissage</text:p>
      <text:p text:style-name="P5"/>
      <text:p text:style-name="P5"><text:tab/><text:span text:style-name="T10">Etape 5 : Correction de l'inclinaison du texte (17/06)</text:span></text:p>
      <text:p text:style-name="P5"/>
      <text:p text:style-name="P5"><text:tab/>Une fois la reconnaissance d'un paragraphe de texte réalisée, l'incrément suivant consiste à permettre la reconnaissance d'un document présentant des défauts : outre le bruit ou les imperfections dans l'écriture, qui sont des défauts qui doivent avoir été traités lors des étapes précédentes, une image présentant un défaut d'inclinaison léger devra tout de même être reconnue par le logiciel.</text:p>
      <text:p text:style-name="P5"/>
      <text:p text:style-name="P5"><text:span text:style-name="T10">Livrable :</text:span> <text:span text:style-name="T2">exécutable, documentations de conception et de validation mises à jour, manuel utilisateur mis à jour</text:span></text:p>
      <text:p text:style-name="P11"/>
      <text:p text:style-name="P11"><text:tab/><text:span text:style-name="T8">Etape 6 : Amélioration de la qualité et ajout de fonctionnalités</text:span></text:p>
      <text:p text:style-name="P11"/>
      <text:p text:style-name="P5"><text:span text:style-name="T2"><text:tab/>Lorsque les incréments précédents ont été réalisés, les objectifs définis dans le cadre du projet ont été a priori atteints. Cette étape est une étape ouverte et, si elle est atteinte, se poursuivra jusqu'à la fin du projet.</text:span></text:p>
      <text:p text:style-name="P11"/>
      <text:p text:style-name="P11"><text:span text:style-name="T8">Livrable (à la fin du projet) :</text:span> exécutable, documentation de conception mise à jour</text:p>
      <text:p text:style-name="P11"/>
      <text:p text:style-name="P25"><text:span text:style-name="T11"/></text:p>
      <text:p text:style-name="P9"><text:span text:style-name="T11">Ressources</text:span></text:p>
      <text:p text:style-name="P5"><text:span text:style-name="T3"><text:tab/></text:span><text:span text:style-name="T4">Humaines :</text:span><text:span text:style-name="T2"> 3 développeurs + 1 encadrant (et éventuellement, une mascotte débile)</text:span></text:p>
      <text:p text:style-name="P11"><text:tab/><text:span text:style-name="T8">Scientifiques :</text:span> bibliographie</text:p>
      <text:p text:style-name="P11"><text:tab/><text:span text:style-name="T8">Matérielles :</text:span> <text:s/>ordinateur(s) personnels et/ou machines de l'école</text:p>
      <text:p text:style-name="P5"><text:span text:style-name="T3"><text:tab/></text:span><text:span text:style-name="T4">Contraintes :</text:span><text:span text:style-name="T2"> </text:span></text:p>
      <text:list xml:id="list1297680923" text:style-name="L4">
        <text:list-item>
          <text:list>
            <text:list-item>
              <text:p text:style-name="P28"><text:span text:style-name="T5">Une semaine de partiels pendant le projet, susceptible de limiter son avancement.</text:span></text:p>
            </text:list-item>
            <text:list-item>
              <text:p text:style-name="P15">Les connaissances du groupe en matière de reconnaissance d'écriture sont relativement limitées et imposent des recherches bibliographiques</text:p>
            </text:list-item>
          </text:list>
        </text:list-item>
      </text:list>
      <text:p text:style-name="P11"><text:soft-page-break/><text:tab/><text:span text:style-name="T8">Compétences :</text:span></text:p>
      <text:list xml:id="list1390172451" text:style-name="L5">
        <text:list-item>
          <text:list>
            <text:list-item>
              <text:p text:style-name="P29"><text:span text:style-name="T5">Conception logicielle (diagrammes UML)</text:span></text:p>
            </text:list-item>
            <text:list-item>
              <text:p text:style-name="P16">Programmation objet (Java)</text:p>
            </text:list-item>
            <text:list-item>
              <text:p text:style-name="P16">Notions d'agilité</text:p>
            </text:list-item>
          </text:list>
        </text:list-item>
      </text:list>
      <text:p text:style-name="P11"><text:tab/></text:p>
      <text:p text:style-name="P10"><text:span text:style-name="T7">Règles fondamentales de communication</text:span></text:p>
      <text:list xml:id="list2008123695" text:style-name="L6">
        <text:list-item>
          <text:list>
            <text:list-item>
              <text:p text:style-name="P30"><text:span text:style-name="T5">Une réunion par jour (scrum), à l'Ensimag</text:span></text:p>
            </text:list-item>
            <text:list-item>
              <text:p text:style-name="P17">Travail en groupe (dans la même salle) à l'Ensimag lorsque c'est possible</text:p>
            </text:list-item>
            <text:list-item>
              <text:p text:style-name="P17">Contact régulier avec l'encadrant afin de faciliter son travail : un mail doit être envoyé chaque jour à l'encadrant afin de l'informer de la salle dans laquelle on travaille</text:p>
            </text:list-item>
            <text:list-item>
              <text:p text:style-name="P17">Compte-rendus à l'encadrant de façon périodique (3 à 4 fois durant le projet)</text:p>
            </text:list-item>
          </text:list>
        </text:list-item>
      </text:list>
      <text:p text:style-name="P11"/>
      <text:p text:style-name="P9"><text:span text:style-name="T11">Risques et Dépendances</text:span></text:p>
      <text:list xml:id="list776567091" text:style-name="L7">
        <text:list-item>
          <text:p text:style-name="P31"><text:span text:style-name="T5">L'un des membres de l'équipe projet présente un handicap pouvant réduire son implication dans le projet</text:span></text:p>
        </text:list-item>
        <text:list-item>
          <text:p text:style-name="P18">Sous-estimation des délais pour certaines tâches</text:p>
        </text:list-item>
        <text:list-item>
          <text:p text:style-name="P18">Impossibilité de réunir les données d'apprentissage en quantité suffisante</text:p>
        </text:list-item>
        <text:list-item>
          <text:p text:style-name="P18">Difficultés d'implémentation de la reconnaissance d'écriture</text:p>
        </text:list-item>
        <text:list-item>
          <text:p text:style-name="P18">Fiabilité trop faible de la reconnaissance d'écriture</text:p>
        </text:list-item>
      </text:list>
      <text:p text:style-name="P11"/>
      <text:p text:style-name="P9"><text:span text:style-name="T11">Check-list pré-livraison</text:span></text:p>
      <text:list xml:id="list1414226780" text:style-name="L8">
        <text:list-item>
          <text:list>
            <text:list-item>
              <text:p text:style-name="P32"><text:span text:style-name="T5">S'assurer que le projet compile</text:span></text:p>
            </text:list-item>
            <text:list-item>
              <text:p text:style-name="P19">Refaire les tests unitaires, de non-régression et d'acceptation</text:p>
            </text:list-item>
            <text:list-item>
              <text:p text:style-name="P19">Relire les documentations</text:p>
            </text:list-item>
            <text:list-item>
              <text:p text:style-name="P19">Vérifier l'intégrité et la propreté du dépôt</text:p>
            </text:list-item>
            <text:list-item>
              <text:p text:style-name="P19">Faire valider notre travail par l'encadrant</text:p>
            </text:list-item>
          </text:list>
        </text:list-item>
      </text:list>
      <text:p text:style-name="P11"/>
      <text:p text:style-name="P9"><text:span text:style-name="T11">Indicateurs d'avancement</text:span></text:p>
      <text:list xml:id="list2032471154" text:style-name="L9">
        <text:list-item>
          <text:list>
            <text:list-item>
              <text:p text:style-name="P33"><text:span text:style-name="T5">Objectif minimal (si on ne l'atteint pas, le projet est un échec) : réalisation des étapes 1, 2 et 3. Cela représente un avancement de 75 %.</text:span></text:p>
            </text:list-item>
            <text:list-item>
              <text:p text:style-name="P20">L'objectif du projet sera atteint à 90 % si l'étape 4 est menée à son terme.</text:p>
            </text:list-item>
            <text:list-item>
              <text:p text:style-name="P20">L'avancement du projet sera à 100% lors de l'achèvement de l'étape 5.</text:p>
            </text:list-item>
            <text:list-item>
              <text:p text:style-name="P20">Toute amélioration apportée dans le cadre de l'étape 6 constitue un « bonus ».</text:p>
            </text:list-item>
          </text:list>
        </text:list-item>
      </text:list>
      <text:p text:style-name="P11"/>
      <text:p text:style-name="P9"><text:span text:style-name="T11">Indicateurs de qualité</text:span></text:p>
      <text:list xml:id="list910322069" text:style-name="L10">
        <text:list-item>
          <text:list>
            <text:list-item>
              <text:p text:style-name="P34"><text:span text:style-name="T5">Soin apporté à la constitution et au contrôle des livrables : si il est insuffisant, cela démontre des problèmes d'organisation et probablement un retard dans l'avancement du projet.</text:span></text:p>
            </text:list-item>
            <text:list-item>
              <text:p text:style-name="P21">Qualité du code actuellement développé : un code dont la qualité se dégrade (cohérent avec la documentation, propre) au fil du temps témoigne d'un problème, soit au niveau technique, soit au niveau conception.</text:p>
            </text:list-item>
            <text:list-item>
              <text:p text:style-name="P21">Respect des horaires de travail : veiller à ce que l'équipe projet commence à travailler aux heures prévues (sans traîner) et a des discussions constructives lors des réunions.</text:p>
            </text:list-item>
            <text:list-item>
              <text:p text:style-name="P21">Repérage des points techniques problématiques : repérer si l'équipe est bloquée par un point technique/théorique particulier, il convient alors de mettre ce point de côté et d'envisager une solution plus tard.</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reb" style:family="paragraph" style:parent-style-name="Standard">
      <style:paragraph-properties fo:text-align="center" style:justify-single-word="false"/>
    </style:style>
    <style:style style:name="Trebuchet_20_MS" style:display-name="Trebuchet MS" style:family="paragraph" style:parent-style-name="Treb"/>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23T10:23:39.66</meta:creation-date>
    <dc:date>2013-06-06T10:59:26</dc:date>
    <meta:editing-duration>P1DT3H2M30S</meta:editing-duration>
    <meta:editing-cycles>5</meta:editing-cycles>
    <meta:generator>LibreOffice/3.5$Linux_x86 LibreOffice_project/350m1$Build-2</meta:generator>
    <dc:creator>Théo Merle</dc:creator>
    <meta:document-statistic meta:table-count="0" meta:image-count="0" meta:object-count="0" meta:page-count="4" meta:paragraph-count="90" meta:word-count="1478" meta:character-count="9545" meta:non-whitespace-character-count="8170"/>
  </office:meta>
</office:document-meta>
</file>